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officeooo:rsid="0004ac65" officeooo:paragraph-rsid="0004ac65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Heading_20_3">
      <style:text-properties officeooo:rsid="0004ac65" officeooo:paragraph-rsid="0004ac65"/>
    </style:style>
    <style:style style:name="P4" style:family="paragraph" style:parent-style-name="Heading_20_3">
      <style:text-properties officeooo:rsid="0005e27e" officeooo:paragraph-rsid="0005e27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>
      <style:paragraph-properties fo:margin-top="0cm" fo:margin-bottom="0cm" style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h text:style-name="P4" text:outline-level="3">Book&amp;Stay - Project</text:h>
      <text:h text:style-name="P1" text:outline-level="3">Estructura del Frontend</text:h>
      <text:h text:style-name="Heading_20_3" text:outline-level="3">Página de Inicio:</text:h>
      <text:p text:style-name="Text_20_body"/>
      <text:p text:style-name="Text_20_body">Barra de Navegación: Enlaces a las secciones principales (Inicio, Buscar Alojamiento, Mis Reservas, Contacto).</text:p>
      <text:p text:style-name="Text_20_body">Banner Principal: Imagen atractiva con un eslogan y un botón para buscar alojamientos.</text:p>
      <text:p text:style-name="Text_20_body">Sección de Búsqueda:</text:p>
      <text:p text:style-name="Text_20_body"/>
      <text:p text:style-name="Text_20_body">Formulario de Búsqueda:</text:p>
      <text:p text:style-name="Text_20_body">Campo de Destino: Caja de texto para que el usuario introduzca la ciudad o región deseada.</text:p>
      <text:p text:style-name="Text_20_body">Fechas de Estancia: Dos selectores de fecha para elegir la fecha de entrada y salida.</text:p>
      <text:p text:style-name="Text_20_body">Número de Huéspedes: Selector para indicar el número de adultos y niños.</text:p>
      <text:p text:style-name="Text_20_body">Botón de Búsqueda: Un botón que envía los datos del formulario para buscar alojamientos disponibles.</text:p>
      <text:p text:style-name="Text_20_body">Resultados de Búsqueda:</text:p>
      <text:p text:style-name="Text_20_body"/>
      <text:p text:style-name="Text_20_body">Listado de Alojamientos: Muestra tarjetas o bloques para cada alojamiento encontrado.</text:p>
      <text:p text:style-name="Text_20_body">Imagen del Alojamiento: Foto representativa.</text:p>
      <text:p text:style-name="Text_20_body">Nombre del Alojamiento: Nombre y breve descripción.</text:p>
      <text:p text:style-name="Text_20_body">Precio por Noche: Precio visible claramente.</text:p>
      <text:p text:style-name="Text_20_body">Valoraciones: Estrellas o puntuación para mostrar la calidad.</text:p>
      <text:p text:style-name="Text_20_body">Botón de Reservar: Para llevar al usuario a la página de detalles del alojamiento.</text:p>
      <text:p text:style-name="Text_20_body">Página de Detalles del Alojamiento:</text:p>
      <text:p text:style-name="Text_20_body"/>
      <text:p text:style-name="Text_20_body">Información Detallada:</text:p>
      <text:p text:style-name="Text_20_body">Descripción Completa: Detalles sobre el alojamiento, servicios y comodidades.</text:p>
      <text:p text:style-name="Text_20_body">Galería de Imágenes: Carrusel de fotos del alojamiento.</text:p>
      <text:p text:style-name="Text_20_body">Mapa de Ubicación: Mapa interactivo que muestra la ubicación del alojamiento.</text:p>
      <text:p text:style-name="Text_20_body">Precio Total: Cálculo total del coste según las fechas seleccionadas.</text:p>
      <text:p text:style-name="Text_20_body"><text:soft-page-break/>Formulario de Reserva:</text:p>
      <text:p text:style-name="Text_20_body">Fechas Seleccionadas: Resumen de las fechas elegidas.</text:p>
      <text:p text:style-name="Text_20_body">Número de Huéspedes: Resumen de la cantidad de personas.</text:p>
      <text:p text:style-name="Text_20_body">Botón de Confirmar Reserva: Que permite proceder al pago.</text:p>
      <text:p text:style-name="Text_20_body">Página de Confirmación de Reserva:</text:p>
      <text:p text:style-name="Text_20_body"/>
      <text:p text:style-name="Text_20_body">Resumen de la Reserva: Detalles del alojamiento, fechas, y número de huéspedes.</text:p>
      <text:p text:style-name="Text_20_body">Instrucciones de Pago: Métodos de pago aceptados y próximos pasos.</text:p>
      <text:p text:style-name="Text_20_body">Opción para Volver a la Búsqueda: Enlace para regresar a la página de búsqueda de alojamientos.</text:p>
      <text:p text:style-name="Text_20_body">Mis Reservas:</text:p>
      <text:p text:style-name="Text_20_body"/>
      <text:p text:style-name="Text_20_body">Listado de Reservas Activas: Mostrar reservas actuales y futuras.</text:p>
      <text:p text:style-name="Text_20_body">Detalles de la Reserva: Opción para ver información completa sobre cada reserva.</text:p>
      <text:p text:style-name="Text_20_body">Botón de Cancelación: Opción para cancelar reservas dentro de las políticas establecidas.</text:p>
      <text:p text:style-name="Text_20_body">Página de Contacto:</text:p>
      <text:p text:style-name="Text_20_body"/>
      <text:p text:style-name="Text_20_body">Formulario de Contacto: Para preguntas o soporte, con campos para nombre, email y mensaje.</text:p>
      <text:p text:style-name="Text_20_body">Información de Contacto: Teléfono y dirección de la empresa.</text:p>
      <text:p text:style-name="Text_20_body">Diseño y Estilo</text:p>
      <text:p text:style-name="Text_20_body">Estética Visual: Usa un diseño limpio y atractivo, con colores que evocan tranquilidad y confianza. Las imágenes de alta calidad son clave para atraer a los usuarios.</text:p>
      <text:p text:style-name="Text_20_body">Responsividad: Asegúrate de que el diseño sea responsive, adaptándose bien a dispositivos móviles y tabletas.</text:p>
      <text:p text:style-name="Text_20_body">Interactividad: Utiliza JavaScript para manejar eventos, como mostrar mensajes de error en el formulario o mostrar una previsualización de la reserva.</text:p>
      <text:p text:style-name="Text_20_body">Funcionalidades Adicionales</text:p>
      <text:p text:style-name="Text_20_body">Sistema de Filtrado y Ordenación: Permitir a los usuarios filtrar por precio, tipo de alojamiento, y valoraciones, así como ordenar por relevancia o precio.</text:p>
      <text:p text:style-name="Text_20_body">Comentarios y Reseñas: Opción para que los usuarios dejen comentarios y calificaciones sobre los alojamientos.</text:p>
      <text:p text:style-name="Text_20_body">Autenticación de Usuarios: Funcionalidad para que los usuarios puedan registrarse, iniciar sesión y gestionar sus reservas.</text:p>
      <text:h text:style-name="Heading_20_3" text:outline-level="3"><text:soft-page-break/></text:h>
      <text:h text:style-name="P2" text:outline-level="3">Estructura del Backend</text:h>
      <text:list xml:id="list1666165060" text:style-name="L1">
        <text:list-item>
          <text:p text:style-name="P5"><text:span text:style-name="Strong_20_Emphasis">Framework y Herramientas</text:span>:</text:p>
          <text:list>
            <text:list-item>
              <text:p text:style-name="P8">Utiliza un framework como <text:span text:style-name="Strong_20_Emphasis">Flask</text:span> o <text:span text:style-name="Strong_20_Emphasis">Django</text:span> para gestionar las rutas y la lógica del servidor.</text:p>
            </text:list-item>
            <text:list-item>
              <text:p text:style-name="P8">Base de datos <text:span text:style-name="Strong_20_Emphasis">SQL</text:span> (como PostgreSQL, MySQL o SQLite) para almacenar la información.</text:p>
            </text:list-item>
          </text:list>
        </text:list-item>
        <text:list-item>
          <text:p text:style-name="P5"><text:span text:style-name="Strong_20_Emphasis">Modelo de Datos</text:span>:</text:p>
          <text:list>
            <text:list-item>
              <text:p text:style-name="P5">Define las siguientes tablas en la base de datos:</text:p>
            </text:list-item>
          </text:list>
          <text:p text:style-name="P5"><text:span text:style-name="Strong_20_Emphasis">a. Alojamientos</text:span>:</text:p>
          <text:list text:continue-numbering="true">
            <text:list-item>
              <text:p text:style-name="P8"><text:span text:style-name="Source_20_Text">id</text:span>: Identificador único del alojamiento.</text:p>
            </text:list-item>
            <text:list-item>
              <text:p text:style-name="P8"><text:span text:style-name="Source_20_Text">nombre</text:span>: Nombre del alojamiento.</text:p>
            </text:list-item>
            <text:list-item>
              <text:p text:style-name="P8"><text:span text:style-name="Source_20_Text">descripcion</text:span>: Descripción detallada.</text:p>
            </text:list-item>
            <text:list-item>
              <text:p text:style-name="P8"><text:span text:style-name="Source_20_Text">precio_por_noche</text:span>: Precio por noche.</text:p>
            </text:list-item>
            <text:list-item>
              <text:p text:style-name="P8"><text:span text:style-name="Source_20_Text">direccion</text:span>: Dirección del alojamiento.</text:p>
            </text:list-item>
            <text:list-item>
              <text:p text:style-name="P8"><text:span text:style-name="Source_20_Text">imagen_url</text:span>: URL de la imagen principal.</text:p>
            </text:list-item>
            <text:list-item>
              <text:p text:style-name="P8"><text:span text:style-name="Source_20_Text">valoracion</text:span>: Promedio de valoraciones.</text:p>
            </text:list-item>
            <text:list-item>
              <text:p text:style-name="P5"><text:span text:style-name="Source_20_Text">tipo</text:span>: Tipo de alojamiento (hotel, apartamento, etc.).</text:p>
            </text:list-item>
          </text:list>
          <text:p text:style-name="P5"><text:span text:style-name="Strong_20_Emphasis">b. Reservas</text:span>:</text:p>
          <text:list text:continue-numbering="true">
            <text:list-item>
              <text:p text:style-name="P8"><text:span text:style-name="Source_20_Text">id</text:span>: Identificador único de la reserva.</text:p>
            </text:list-item>
            <text:list-item>
              <text:p text:style-name="P8"><text:span text:style-name="Source_20_Text">alojamiento_id</text:span>: Referencia al alojamiento reservado.</text:p>
            </text:list-item>
            <text:list-item>
              <text:p text:style-name="P8"><text:span text:style-name="Source_20_Text">usuario_id</text:span>: Referencia al usuario que realiza la reserva.</text:p>
            </text:list-item>
            <text:list-item>
              <text:p text:style-name="P8"><text:span text:style-name="Source_20_Text">fecha_inicio</text:span>: Fecha de inicio de la reserva.</text:p>
            </text:list-item>
            <text:list-item>
              <text:p text:style-name="P8"><text:span text:style-name="Source_20_Text">fecha_fin</text:span>: Fecha de fin de la reserva.</text:p>
            </text:list-item>
            <text:list-item>
              <text:p text:style-name="P8"><text:span text:style-name="Source_20_Text">numero_huespedes</text:span>: Número de huéspedes.</text:p>
            </text:list-item>
            <text:list-item>
              <text:p text:style-name="P5"><text:span text:style-name="Source_20_Text">estado</text:span>: Estado de la reserva (confirmada, cancelada).</text:p>
            </text:list-item>
          </text:list>
          <text:p text:style-name="P5"><text:span text:style-name="Strong_20_Emphasis">c. Usuarios</text:span>:</text:p>
          <text:list text:continue-numbering="true">
            <text:list-item>
              <text:p text:style-name="P8"><text:span text:style-name="Source_20_Text">id</text:span>: Identificador único del usuario.</text:p>
            </text:list-item>
            <text:list-item>
              <text:p text:style-name="P8"><text:span text:style-name="Source_20_Text">nombre</text:span>: Nombre del usuario.</text:p>
            </text:list-item>
            <text:list-item>
              <text:p text:style-name="P8"><text:span text:style-name="Source_20_Text">email</text:span>: Correo electrónico único.</text:p>
            </text:list-item>
            <text:list-item>
              <text:p text:style-name="P5"><text:span text:style-name="Source_20_Text">contrasena</text:span>: Contraseña (almacenada de forma segura).</text:p>
            </text:list-item>
          </text:list>
          <text:p text:style-name="P5"><text:span text:style-name="Strong_20_Emphasis">d. Reseñas</text:span>:</text:p>
          <text:list text:continue-numbering="true">
            <text:list-item>
              <text:p text:style-name="P8"><text:span text:style-name="Source_20_Text">id</text:span>: Identificador único de la reseña.</text:p>
            </text:list-item>
            <text:list-item>
              <text:p text:style-name="P8"><text:span text:style-name="Source_20_Text">alojamiento_id</text:span>: Referencia al alojamiento.</text:p>
            </text:list-item>
            <text:list-item>
              <text:p text:style-name="P8"><text:span text:style-name="Source_20_Text">usuario_id</text:span>: Referencia al usuario que deja la reseña.</text:p>
            </text:list-item>
            <text:list-item>
              <text:p text:style-name="P8"><text:span text:style-name="Source_20_Text">puntuacion</text:span>: Puntuación de la reseña.</text:p>
            </text:list-item>
            <text:list-item>
              <text:p text:style-name="P8"><text:span text:style-name="Source_20_Text">comentario</text:span>: Texto de la reseña.</text:p>
            </text:list-item>
          </text:list>
        </text:list-item>
        <text:list-item>
          <text:p text:style-name="P5"><text:span text:style-name="Strong_20_Emphasis">Rutas y Endpoints</text:span>:</text:p>
          <text:list>
            <text:list-item>
              <text:p text:style-name="P8"><text:soft-page-break/><text:span text:style-name="Strong_20_Emphasis">GET /api/alojamientos</text:span>: Devuelve una lista de alojamientos, con opciones de filtrado.</text:p>
            </text:list-item>
            <text:list-item>
              <text:p text:style-name="P8"><text:span text:style-name="Strong_20_Emphasis">GET /api/alojamientos/{id}</text:span>: Devuelve los detalles de un alojamiento específico.</text:p>
            </text:list-item>
            <text:list-item>
              <text:p text:style-name="P8"><text:span text:style-name="Strong_20_Emphasis">POST /api/alojamientos</text:span>: Crea un nuevo alojamiento (solo para administradores).</text:p>
            </text:list-item>
            <text:list-item>
              <text:p text:style-name="P8"><text:span text:style-name="Strong_20_Emphasis">PUT /api/alojamientos/{id}</text:span>: Actualiza la información de un alojamiento (solo para administradores).</text:p>
            </text:list-item>
            <text:list-item>
              <text:p text:style-name="P8"><text:span text:style-name="Strong_20_Emphasis">DELETE /api/alojamientos/{id}</text:span>: Elimina un alojamiento (solo para administradores).</text:p>
            </text:list-item>
            <text:list-item>
              <text:p text:style-name="P8"><text:span text:style-name="Strong_20_Emphasis">POST /api/Reservas</text:span>: Crea una nueva reserva.</text:p>
            </text:list-item>
            <text:list-item>
              <text:p text:style-name="P8"><text:span text:style-name="Strong_20_Emphasis">GET /api/Reservas/{usuario_id}</text:span>: Devuelve las reservas del usuario.</text:p>
            </text:list-item>
            <text:list-item>
              <text:p text:style-name="P8"><text:span text:style-name="Strong_20_Emphasis">PUT /api/Reservas/{id}</text:span>: Actualiza una reserva existente (cambio de fechas, por ejemplo).</text:p>
            </text:list-item>
            <text:list-item>
              <text:p text:style-name="P8"><text:span text:style-name="Strong_20_Emphasis">DELETE /api/Reservas/{id}</text:span>: Cancela una reserva.</text:p>
            </text:list-item>
            <text:list-item>
              <text:p text:style-name="P8"><text:span text:style-name="Strong_20_Emphasis">POST /api/reseñas</text:span>: Crea una nueva reseña para un alojamiento.</text:p>
            </text:list-item>
            <text:list-item>
              <text:p text:style-name="P8"><text:span text:style-name="Strong_20_Emphasis">GET /api/reseñas/{alojamiento_id}</text:span>: Devuelve las reseñas de un alojamiento.</text:p>
            </text:list-item>
          </text:list>
        </text:list-item>
        <text:list-item>
          <text:p text:style-name="P5"><text:span text:style-name="Strong_20_Emphasis">Autenticación y Seguridad</text:span>:</text:p>
          <text:list>
            <text:list-item>
              <text:p text:style-name="P8">Utiliza <text:span text:style-name="Strong_20_Emphasis">JWT (JSON Web Tokens)</text:span> para gestionar la autenticación de usuarios.</text:p>
            </text:list-item>
            <text:list-item>
              <text:p text:style-name="P8">Asegúrate de encriptar las contraseñas antes de almacenarlas en la base de datos.</text:p>
            </text:list-item>
          </text:list>
        </text:list-item>
        <text:list-item>
          <text:p text:style-name="P5"><text:span text:style-name="Strong_20_Emphasis">Manejo de Errores</text:span>:</text:p>
          <text:list>
            <text:list-item>
              <text:p text:style-name="P8">Implementa un manejo adecuado de errores para validar entradas y gestionar excepciones (por ejemplo, si un alojamiento no se encuentra).</text:p>
            </text:list-item>
          </text:list>
        </text:list-item>
        <text:list-item>
          <text:p text:style-name="P5"><text:span text:style-name="Strong_20_Emphasis">Validación de Datos</text:span>:</text:p>
          <text:list>
            <text:list-item>
              <text:p text:style-name="P8">Usa bibliotecas como <text:span text:style-name="Strong_20_Emphasis">Marshmallow</text:span> o <text:span text:style-name="Strong_20_Emphasis">Pydantic</text:span> para validar y serializar los datos de entrada y salida.</text:p>
            </text:list-item>
          </text:list>
        </text:list-item>
        <text:list-item>
          <text:p text:style-name="P5"><text:span text:style-name="Strong_20_Emphasis">Conexión a la Base de Datos</text:span>:</text:p>
          <text:list>
            <text:list-item>
              <text:p text:style-name="P5">Usa <text:span text:style-name="Strong_20_Emphasis">SQLAlchemy</text:span> (para Flask) o <text:span text:style-name="Strong_20_Emphasis">Django ORM</text:span> para interactuar con la base de datos de manera efectiva.</text:p>
            </text:list-item>
          </text:list>
        </text:list-item>
      </text:list>
      <text:h text:style-name="Heading_20_3" text:outline-level="3">Ejemplo de Funcionalidades</text:h>
      <text:list xml:id="list48426086" text:style-name="L2">
        <text:list-item>
          <text:p text:style-name="P6"><text:span text:style-name="Strong_20_Emphasis">Registro de Usuarios</text:span>:</text:p>
          <text:list>
            <text:list-item>
              <text:p text:style-name="P9">Endpoint para que los usuarios se registren, validando la entrada y encriptando la contraseña.</text:p>
            </text:list-item>
          </text:list>
        </text:list-item>
        <text:list-item>
          <text:p text:style-name="P6"><text:span text:style-name="Strong_20_Emphasis">Búsqueda de Alojamientos</text:span>:</text:p>
          <text:list>
            <text:list-item>
              <text:p text:style-name="P9">Función que permite a los usuarios buscar alojamientos disponibles basándose en las fechas y el número de huéspedes, consultando la base de datos.</text:p>
            </text:list-item>
          </text:list>
        </text:list-item>
        <text:list-item>
          <text:p text:style-name="P6"><text:span text:style-name="Strong_20_Emphasis">Creación de Reservas</text:span>:</text:p>
          <text:list>
            <text:list-item>
              <text:p text:style-name="P9">Endpoint que recibe la información de la reserva y la guarda en la base de datos, asegurando que el alojamiento esté disponible para las fechas solicitadas.</text:p>
            </text:list-item>
          </text:list>
        </text:list-item>
        <text:list-item>
          <text:p text:style-name="P6"><text:span text:style-name="Strong_20_Emphasis">Reseñas y Valoraciones</text:span>:</text:p>
          <text:list>
            <text:list-item>
              <text:p text:style-name="P6"><text:soft-page-break/>Funciones para que los usuarios dejen reseñas sobre los alojamientos y se actualice la puntuación promedio del mismo.</text:p>
            </text:list-item>
          </text:list>
        </text:list-item>
      </text:list>
      <text:h text:style-name="Heading_20_3" text:outline-level="3">Integración con el Frontend</text:h>
      <text:list xml:id="list2451669967" text:style-name="L3">
        <text:list-item>
          <text:p text:style-name="P10">Asegúrate de que los endpoints devuelvan datos en formato JSON, que es fácilmente consumible por el frontend.</text:p>
        </text:list-item>
        <text:list-item>
          <text:p text:style-name="P7">Implementa llamadas AJAX desde el frontend para interactuar con el backend sin necesidad de recargar la página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4-10-17T20:56:00.331000000</dc:date>
    <meta:editing-duration>PT1M41S</meta:editing-duration>
    <meta:editing-cycles>4</meta:editing-cycles>
    <meta:document-statistic meta:table-count="0" meta:image-count="0" meta:object-count="0" meta:page-count="6" meta:paragraph-count="114" meta:word-count="1020" meta:character-count="6760" meta:non-whitespace-character-count="5914"/>
  </office:meta>
</office:document-meta>
</file>